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4050c810f583303ab160807590df341f"/>
  <manifest:file-entry manifest:media-type="image/svg" manifest:full-path="Pictures/4a4ce571c67772ceb1ab5e10295e3350"/>
  <manifest:file-entry manifest:media-type="image/svg" manifest:full-path="Pictures/ef7867d06a93764b65c254cbdce90cfd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prescal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prescal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_presc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4050c810f583303ab160807590df341f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4a4ce571c67772ceb1ab5e10295e3350"/></draw:frame></text:p>
      <text:p text:style-name="P1"><draw:frame draw:style-name="fr1" text:anchor-type="as-char" draw:z-index="2" svg:width="9.999cm" svg:height="6.001cm"><draw:image xlink:href="Pictures/ef7867d06a93764b65c254cbdce90cfd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8.97335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8.97335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